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1730B2CDD44.png"/>
  <manifest:file-entry manifest:media-type="image/png" manifest:full-path="Pictures/1000020100000258000001736D2CA25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Sgoe ui" svg:font-family="'Sgoe u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6.803cm"/>
    </style:style>
    <style:style style:name="co3" style:family="table-column">
      <style:table-column-properties fo:break-before="auto" style:column-width="2.418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1.531cm"/>
    </style:style>
    <style:style style:name="co6" style:family="table-column">
      <style:table-column-properties fo:break-before="auto" style:column-width="6.997cm"/>
    </style:style>
    <style:style style:name="co7" style:family="table-column">
      <style:table-column-properties fo:break-before="auto" style:column-width="7.885cm"/>
    </style:style>
    <style:style style:name="co8" style:family="table-column">
      <style:table-column-properties fo:break-before="auto" style:column-width="12.658cm"/>
    </style:style>
    <style:style style:name="co9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20" office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4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4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4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4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4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4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8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4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4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4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float" office:value="66">
            <text:p>66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 / 1st Death (2020-03-12)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14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8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14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8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1">
            <text:p>11</text:p>
          </table:table-cell>
          <table:table-cell table:style-name="ce14" office:value-type="date" office:date-value="2020-03-09">
            <text:p>2020-03-09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5">
            <text:p>5</text:p>
          </table:table-cell>
          <table:table-cell table:style-name="ce14" office:value-type="date" office:date-value="2020-03-10">
            <text:p>2020-03-10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4" office:value-type="date" office:date-value="2020-03-10">
            <text:p>2020-03-10</text:p>
          </table:table-cell>
          <table:table-cell table:style-name="ce3" office:value-type="string">
            <text:p>(M) Male</text:p>
          </table:table-cell>
          <table:table-cell table:style-name="ce8" office:value-type="float" office:value="35">
            <text:p>35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Orphan Case</text:p>
          </table:table-cell>
          <table:table-cell table:style-name="ce3" office:value-type="string">
            <text:p>Intubated / Critical-Stab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4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18" office:value-type="string">
            <text:p>General University Hospital of Patras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">
            <text:p>8</text:p>
          </table:table-cell>
          <table:table-cell table:style-name="ce14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14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University Hospital of Heraklion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astoria</text:p>
          </table:table-cell>
          <table:table-cell table:style-name="ce8" office:value-type="float" office:value="3">
            <text:p>3</text:p>
          </table:table-cell>
          <table:table-cell table:style-name="ce14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3" office:value-type="string">
            <text:p>90,55,-</text:p>
          </table:table-cell>
          <table:table-cell table:style-name="ce3" office:value-type="string">
            <text:p>General Hospital of Kastoria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7">
            <text:p>87</text:p>
          </table:table-cell>
          <table:table-cell table:style-name="ce14" office:value-type="date" office:date-value="2020-03-13">
            <text:p>2020-03-13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38">
            <text:p>38</text:p>
          </table:table-cell>
          <table:table-cell table:style-name="ce14" office:value-type="date" office:date-value="2020-03-14">
            <text:p>2020-03-14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03">
            <text:p>103</text:p>
          </table:table-cell>
          <table:table-cell table:style-name="ce14" office:value-type="date" office:date-value="2020-03-15">
            <text:p>2020-03-1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5" office:value-type="date" office:date-value="2020-03-16">
            <text:p>2020-03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5" office:value-type="date" office:date-value="2020-03-17">
            <text:p>2020-03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5" office:value-type="date" office:date-value="2020-03-18">
            <text:p>2020-03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15" office:value-type="date" office:date-value="2020-03-19">
            <text:p>2020-03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5" office:value-type="date" office:date-value="2020-03-20">
            <text:p>2020-03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5" office:value-type="date" office:date-value="2020-03-21">
            <text:p>2020-03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15" office:value-type="date" office:date-value="2020-03-22">
            <text:p>2020-03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5" office:value-type="date" office:date-value="2020-03-23">
            <text:p>2020-03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15" office:value-type="date" office:date-value="2020-03-24">
            <text:p>2020-03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15" office:value-type="date" office:date-value="2020-03-25">
            <text:p>2020-03-25</text:p>
          </table:table-cell>
          <table:table-cell table:number-columns-repeated="4" table:style-name="ce17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5" office:value-type="date" office:date-value="2020-03-26">
            <text:p>2020-03-26</text:p>
          </table:table-cell>
          <table:table-cell table:number-columns-repeated="4" table:style-name="ce17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15" office:value-type="date" office:date-value="2020-03-27">
            <text:p>2020-03-27</text:p>
          </table:table-cell>
          <table:table-cell table:number-columns-repeated="4" table:style-name="ce17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5" office:value-type="date" office:date-value="2020-03-28">
            <text:p>2020-03-28</text:p>
          </table:table-cell>
          <table:table-cell table:number-columns-repeated="4" table:style-name="ce17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5" office:value-type="date" office:date-value="2020-03-29">
            <text:p>2020-03-29</text:p>
          </table:table-cell>
          <table:table-cell table:number-columns-repeated="4" table:style-name="ce17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5" office:value-type="date" office:date-value="2020-03-30">
            <text:p>2020-03-30</text:p>
          </table:table-cell>
          <table:table-cell table:number-columns-repeated="4" table:style-name="ce17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15" office:value-type="date" office:date-value="2020-03-31">
            <text:p>2020-03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101">
            <text:p>101</text:p>
          </table:table-cell>
          <table:table-cell table:style-name="ce16" office:value-type="date" office:date-value="2020-04-01">
            <text:p>2020-04-01</text:p>
          </table:table-cell>
          <table:table-cell table:number-columns-repeated="4"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6" office:value-type="date" office:date-value="2020-04-02">
            <text:p>2020-04-02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6" office:value-type="date" office:date-value="2020-04-03">
            <text:p>2020-04-03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6"/>
          <table:table-cell table:style-name="ce11"/>
          <table:table-cell table:style-name="ce6" table:number-columns-repeated="5"/>
          <table:table-cell table:style-name="Default" table:number-columns-repeated="1017"/>
        </table:table-row>
        <table:table-row table:style-name="ro2">
          <table:table-cell table:style-name="ce6"/>
          <table:table-cell table:style-name="ce11"/>
          <table:table-cell table:style-name="ce6" table:number-columns-repeated="5"/>
          <table:table-cell table:number-columns-repeated="1017"/>
        </table:table-row>
        <table:table-row table:style-name="ro2">
          <table:table-cell table:style-name="ce5" office:value-type="string">
            <text:p>Total:</text:p>
          </table:table-cell>
          <table:table-cell table:style-name="ce12" table:formula="of:=SUM([.B3:.B43])" office:value-type="float" office:value="1613">
            <text:p>1613</text:p>
          </table:table-cell>
          <table:table-cell table:style-name="ce6" table:number-columns-repeated="5"/>
          <table:table-cell table:number-columns-repeated="1017"/>
        </table:table-row>
        <table:table-row table:style-name="ro2">
          <table:table-cell table:style-name="ce6"/>
          <table:table-cell table:style-name="ce13"/>
          <table:table-cell table:style-name="ce6" table:number-columns-repeated="5"/>
          <table:table-cell table:number-columns-repeated="1017"/>
        </table:table-row>
        <table:table-row table:style-name="ro2">
          <table:table-cell table:style-name="ce5" office:value-type="string">
            <text:p>Deaths:</text:p>
          </table:table-cell>
          <table:table-cell table:style-name="ce12" office:value-type="float" office:value="59">
            <text:p>59</text:p>
          </table:table-cell>
          <table:table-cell table:style-name="ce6" table:number-columns-repeated="5"/>
          <table:table-cell table:number-columns-repeated="1017"/>
        </table:table-row>
        <table:table-row table:style-name="ro2">
          <table:table-cell table:style-name="ce6"/>
          <table:table-cell table:style-name="ce13"/>
          <table:table-cell table:style-name="ce6" table:number-columns-repeated="5"/>
          <table:table-cell table:number-columns-repeated="1017"/>
        </table:table-row>
        <table:table-row table:style-name="ro2">
          <table:table-cell table:style-name="ce5" office:value-type="string">
            <text:p>Recovered:</text:p>
          </table:table-cell>
          <table:table-cell table:style-name="ce12" office:value-type="float" office:value="53">
            <text:p>53</text:p>
          </table:table-cell>
          <table:table-cell table:style-name="ce6" table:number-columns-repeated="5"/>
          <table:table-cell table:number-columns-repeated="1017"/>
        </table:table-row>
        <table:table-row table:style-name="ro2">
          <table:table-cell table:style-name="ce7" table:number-columns-repeated="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Main.E71" table:end-x="1.518cm" table:end-y="0.215cm" draw:z-index="0" draw:name="Αντικείμενα γραφικών 1" draw:style-name="gr1" draw:text-style-name="P1" svg:width="16.657cm" svg:height="10.079cm" svg:x="0cm" svg:y="0.1cm">
              <draw:image xlink:href="Pictures/1000020100000258000001736D2CA25D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Main.H71" table:end-x="5.706cm" table:end-y="0.187cm" draw:z-index="1" draw:name="Αντικείμενα γραφικών 2" draw:style-name="gr1" draw:text-style-name="P1" svg:width="16.657cm" svg:height="10.079cm" svg:x="3.875cm" svg:y="0.072cm">
              <draw:image xlink:href="Pictures/1000020100000258000001730B2CDD44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Sgoe ui" svg:font-family="'Sgoe u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3">03/04/2020</text:date>, <text:time>18:1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03T18:19:34.20</dc:date>
    <meta:editing-duration>PT44M7S</meta:editing-duration>
    <meta:editing-cycles>6</meta:editing-cycles>
    <dc:creator>MANOS KORDATZAKIS</dc:creator>
    <meta:document-statistic meta:table-count="1" meta:cell-count="303" meta:object-count="2"/>
  </office:meta>
</office:document-meta>
</file>